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svg:stroke-color="#000000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5pt" style:font-size-asian="18pt" style:font-size-complex="18pt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191cm" svg:height="1.27cm" svg:x="8.483cm" svg:y="5.523cm">
          <text:p text:style-name="P1"><text:span text:style-name="T1">mysql::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0.938cm" svg:x="3.54cm" svg:y="8.825cm">
          <text:p text:style-name="P1"><text:span text:style-name="T2">std::Pack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81cm" svg:height="0.938cm" svg:x="8.673cm" svg:y="3.364cm">
          <text:p text:style-name="P1"><text:span text:style-name="T2">ip::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81cm" svg:height="0.938cm" svg:x="8.673cm" svg:y="8.825cm">
          <text:p text:style-name="P1"><text:span text:style-name="T2">std::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81cm" svg:height="0.938cm" svg:x="13.7cm" svg:y="8.825cm">
          <text:p text:style-name="P1"><text:span text:style-name="T2">std::Config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0.938cm" svg:x="8.673cm" svg:y="13.27cm">
          <text:p text:style-name="P1"><text:span text:style-name="T2">std::No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445cm" svg:y1="9.763cm" svg:x2="10.578cm" svg:y2="13.27cm" draw:start-shape="id1" draw:start-glue-point="2" draw:end-shape="id2" draw:end-glue-point="0" svg:d="M5445 9763l5133 3507" svg:viewBox="0 0 5134 3508">
          <text:p/>
        </draw:connector>
        <draw:connector draw:style-name="gr3" draw:text-style-name="P1" draw:layer="layout" draw:type="line" svg:x1="10.578cm" svg:y1="9.763cm" svg:x2="10.578cm" svg:y2="13.27cm" draw:start-shape="id3" draw:start-glue-point="2" draw:end-shape="id2" draw:end-glue-point="0" svg:d="M10578 9763v3507" svg:viewBox="0 0 1 3508">
          <text:p/>
        </draw:connector>
        <draw:connector draw:style-name="gr3" draw:text-style-name="P1" xml:id="id6" draw:id="id6" draw:layer="layout" draw:type="line" svg:x1="15.605cm" svg:y1="9.763cm" svg:x2="15.605cm" svg:y2="9.763cm" draw:start-shape="id4" draw:start-glue-point="2" draw:end-shape="id4" draw:end-glue-point="2" svg:d="M15605 9763z" svg:viewBox="0 0 1 1">
          <text:p/>
        </draw:connector>
        <draw:custom-shape draw:style-name="gr2" draw:text-style-name="P3" xml:id="id9" draw:id="id9" draw:layer="layout" svg:width="3.81cm" svg:height="0.938cm" svg:x="8.673cm" svg:y="1.205cm">
          <text:p text:style-name="P1"><text:span text:style-name="T2">ip::Base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81cm" svg:height="0.938cm" svg:x="13.7cm" svg:y="11.033cm">
          <text:p text:style-name="P1"><text:span text:style-name="T2">std::Fi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605cm" svg:y1="11.971cm" svg:x2="10.578cm" svg:y2="13.27cm" draw:start-shape="id5" draw:start-glue-point="2" draw:end-shape="id2" draw:end-glue-point="0" svg:d="M15605 11971l-5027 1299" svg:viewBox="0 0 5028 1300">
          <text:p/>
        </draw:connector>
        <draw:connector draw:style-name="gr3" draw:text-style-name="P1" draw:layer="layout" draw:type="line" svg:x1="15.605cm" svg:y1="9.763cm" svg:x2="15.605cm" svg:y2="11.033cm" draw:start-shape="id6" draw:start-glue-point="0" draw:end-shape="id5" draw:end-glue-point="0" svg:d="M15605 9763v1270" svg:viewBox="0 0 1 1271">
          <text:p/>
        </draw:connector>
        <draw:connector draw:style-name="gr3" draw:text-style-name="P1" draw:layer="layout" draw:type="line" svg:x1="10.578cm" svg:y1="6.793cm" svg:x2="10.578cm" svg:y2="8.825cm" draw:start-shape="id7" draw:start-glue-point="2" draw:end-shape="id3" draw:end-glue-point="0" svg:d="M10578 6793v2032" svg:viewBox="0 0 1 2033">
          <text:p/>
        </draw:connector>
        <draw:connector draw:style-name="gr3" draw:text-style-name="P1" draw:layer="layout" draw:type="line" svg:x1="10.578cm" svg:y1="6.793cm" svg:x2="5.445cm" svg:y2="8.825cm" draw:start-shape="id7" draw:start-glue-point="2" draw:end-shape="id1" draw:end-glue-point="0" svg:d="M10578 6793l-5133 2032" svg:viewBox="0 0 5134 2033">
          <text:p/>
        </draw:connector>
        <draw:connector draw:style-name="gr3" draw:text-style-name="P1" draw:layer="layout" draw:type="line" svg:x1="10.578cm" svg:y1="6.793cm" svg:x2="15.605cm" svg:y2="8.825cm" draw:start-shape="id7" draw:start-glue-point="2" draw:end-shape="id4" draw:end-glue-point="0" svg:d="M10578 6793l5027 2032" svg:viewBox="0 0 5028 2033">
          <text:p/>
        </draw:connector>
        <draw:connector draw:style-name="gr3" draw:text-style-name="P1" draw:layer="layout" draw:type="line" svg:x1="10.578cm" svg:y1="5.523cm" svg:x2="10.578cm" svg:y2="4.302cm" draw:start-shape="id7" draw:start-glue-point="0" draw:end-shape="id8" draw:end-glue-point="2" svg:d="M10578 5523v-1221" svg:viewBox="0 0 1 1222">
          <text:p/>
        </draw:connector>
        <draw:connector draw:style-name="gr3" draw:text-style-name="P1" draw:layer="layout" draw:type="line" svg:x1="10.578cm" svg:y1="3.364cm" svg:x2="10.578cm" svg:y2="2.143cm" draw:start-shape="id8" draw:start-glue-point="0" draw:end-shape="id9" draw:end-glue-point="2" svg:d="M10578 3364v-1221" svg:viewBox="0 0 1 1222">
          <text:p/>
        </draw:connector>
        <draw:frame draw:style-name="gr4" draw:text-style-name="P4" draw:layer="layout" svg:width="1.899cm" svg:height="0.835cm" svg:x="15.865cm" svg:y="10.017cm">
          <draw:text-box>
            <text:p><text:span text:style-name="T3">typed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18:18:21.348208191</meta:creation-date>
    <dc:date>2014-05-21T09:26:33.067225855</dc:date>
    <meta:editing-duration>PT3M51S</meta:editing-duration>
    <meta:editing-cycles>3</meta:editing-cycles>
    <meta:generator>LibreOffice/4.2.3.3$Linux_X86_64 LibreOffice_project/420m0$Build-3</meta:generator>
    <meta:document-statistic meta:object-count="19"/>
  </office:meta>
</office:document-meta>
</file>